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53b" officeooo:paragraph-rsid="0001d53b"/>
    </style:style>
    <style:style style:name="P2" style:family="paragraph" style:parent-style-name="Standard">
      <style:text-properties officeooo:rsid="0003659d" officeooo:paragraph-rsid="0003659d"/>
    </style:style>
    <style:style style:name="P3" style:family="paragraph" style:parent-style-name="Standard">
      <style:text-properties officeooo:rsid="0003659d" officeooo:paragraph-rsid="00045f4a"/>
    </style:style>
    <style:style style:name="P4" style:family="paragraph" style:parent-style-name="Standard">
      <style:text-properties officeooo:paragraph-rsid="00038b16"/>
    </style:style>
    <style:style style:name="P5" style:family="paragraph" style:parent-style-name="Standard">
      <style:text-properties officeooo:paragraph-rsid="00043777"/>
    </style:style>
    <style:style style:name="P6" style:family="paragraph" style:parent-style-name="Standard">
      <style:text-properties officeooo:rsid="00045f4a" officeooo:paragraph-rsid="00045f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8b1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8b16" style:font-weight-asian="normal" style:font-weight-complex="normal"/>
    </style:style>
    <style:style style:name="T5" style:family="text">
      <style:text-properties fo:font-weight="normal" officeooo:rsid="00043777" style:font-weight-asian="normal" style:font-weight-complex="normal"/>
    </style:style>
    <style:style style:name="T6" style:family="text">
      <style:text-properties fo:font-weight="normal" officeooo:rsid="00045f4a" style:font-weight-asian="normal" style:font-weight-complex="normal"/>
    </style:style>
    <style:style style:name="T7" style:family="text">
      <style:text-properties officeooo:rsid="00043777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MovieLib</text:p>
      <text:p text:style-name="P1">==============</text:p>
      <text:p text:style-name="P1"/>
      <text:p text:style-name="P1">$ mkdir movielib</text:p>
      <text:p text:style-name="P1">$ cd movielib</text:p>
      <text:p text:style-name="P1">$ npm init <text:s/><text:span text:style-name="T7">(start NodeJS project)</text:span></text:p>
      <text:p text:style-name="P1"/>
      <text:p text:style-name="P2">&gt; info about app</text:p>
      <text:p text:style-name="P2">package name: …</text:p>
      <text:p text:style-name="P2">version: ---</text:p>
      <text:p text:style-name="P2">test command: <text:span text:style-name="T1">jest</text:span></text:p>
      <text:p text:style-name="P2"><text:span text:style-name="T1"/></text:p>
      <text:p text:style-name="P4"><text:span text:style-name="T2">$ </text:span><text:span text:style-name="T4">npm I express --save <text:s/>(“I” here is </text:span><text:span text:style-name="T5">lowercase) (Add express dependencies)</text:span></text:p>
      <text:p text:style-name="P5"><text:span text:style-name="T5">$ npm I typescript @types/node @types/express --save-dev (Add </text:span><text:span text:style-name="T6">to dev</text:span><text:span text:style-name="T5"> dependencies)</text:span></text:p>
      <text:p text:style-name="P5"><text:span text:style-name="T5"/></text:p>
      <text:p text:style-name="P3"><text:span text:style-name="T5">&gt; info about </text:span><text:span text:style-name="T6">github</text:span></text:p>
      <text:p text:style-name="P6"><text:span text:style-name="T6">$ </text:span><text:span text:style-name="T3">npm I (When you work in paralell in a project. Download the repot from Github and then write </text:span><text:span text:style-name="T8">npm i</text:span><text:span text:style-name="T3"> to download all those dependencies from package.json) </text:span></text:p>
      <text:p text:style-name="P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5:41:43.095731141</meta:creation-date>
    <dc:date>2022-02-09T16:31:01.536557841</dc:date>
    <meta:editing-duration>PT28M1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84" meta:character-count="485" meta:non-whitespace-character-count="413"/>
  </office:meta>
</office:document-meta>
</file>